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be17" officeooo:paragraph-rsid="0002be17" style:font-weight-asian="bold" style:font-weight-complex="bold"/>
    </style:style>
    <style:style style:name="P3" style:family="paragraph" style:parent-style-name="Standard">
      <style:text-properties fo:font-weight="normal" officeooo:rsid="00015ac1" officeooo:paragraph-rsid="00015ac1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46c31" officeooo:paragraph-rsid="00046c31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55c88" officeooo:paragraph-rsid="00055c88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552e3" officeooo:paragraph-rsid="000552e3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55c88" officeooo:paragraph-rsid="00055c88" style:font-weight-asian="bold" style:font-weight-complex="bold"/>
    </style:style>
    <style:style style:name="P8" style:family="paragraph" style:parent-style-name="Standard">
      <style:text-properties officeooo:paragraph-rsid="000552e3"/>
    </style:style>
    <style:style style:name="P9" style:family="paragraph" style:parent-style-name="Standard" style:list-style-name="L1">
      <style:text-properties fo:font-weight="normal" officeooo:paragraph-rsid="0002be17"/>
    </style:style>
    <style:style style:name="P10" style:family="paragraph" style:parent-style-name="Standard" style:list-style-name="L1">
      <style:text-properties fo:font-variant="normal" fo:text-transform="none" fo:color="#202124" style:font-name="Roboto" fo:font-size="12pt" fo:letter-spacing="normal" fo:font-style="normal" fo:font-weight="normal" officeooo:paragraph-rsid="0002be17"/>
    </style:style>
    <style:style style:name="P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paragraph-rsid="0002be17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2be17"/>
    </style:style>
    <style:style style:name="P13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046c31" officeooo:paragraph-rsid="00046c31" style:font-weight-asian="normal" style:font-weight-complex="normal"/>
    </style:style>
    <style:style style:name="P14" style:family="paragraph" style:parent-style-name="Standard" style:list-style-name="L6">
      <style:text-properties fo:font-variant="normal" fo:text-transform="none" fo:color="#000000" style:font-name="Liberation Serif" fo:font-size="12pt" fo:letter-spacing="normal" fo:font-style="normal" fo:font-weight="normal" officeooo:rsid="00046c31" officeooo:paragraph-rsid="00055c88" style:font-weight-asian="normal" style:font-weight-complex="normal"/>
    </style:style>
    <style:style style:name="P15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0552e3" officeooo:paragraph-rsid="000552e3" style:font-weight-asian="normal" style:font-weight-complex="normal"/>
    </style:style>
    <style:style style:name="P16" style:family="paragraph" style:parent-style-name="Standard" style:list-style-name="L4">
      <style:text-properties fo:font-variant="normal" fo:text-transform="none" fo:color="#000000" style:font-name="Liberation Serif" fo:font-size="12pt" fo:letter-spacing="normal" fo:font-style="normal" fo:font-weight="normal" officeooo:rsid="000552e3" officeooo:paragraph-rsid="000552e3" style:font-weight-asian="normal" style:font-weight-complex="normal"/>
    </style:style>
    <style:style style:name="P17" style:family="paragraph" style:parent-style-name="Standard" style:list-style-name="L5">
      <style:text-properties fo:font-variant="normal" fo:text-transform="none" fo:color="#000000" style:font-name="Liberation Serif" fo:font-size="12pt" fo:letter-spacing="normal" fo:font-style="normal" fo:font-weight="normal" officeooo:rsid="000552e3" officeooo:paragraph-rsid="000552e3" style:font-weight-asian="normal" style:font-weight-complex="normal"/>
    </style:style>
    <style:style style:name="P18" style:family="paragraph" style:parent-style-name="Standard" style:list-style-name="L6">
      <style:text-properties fo:font-variant="normal" fo:text-transform="none" fo:color="#000000" style:font-name="Liberation Serif" fo:font-size="12pt" fo:letter-spacing="normal" fo:font-style="normal" fo:font-weight="normal" officeooo:rsid="00055c88" officeooo:paragraph-rsid="00055c88" style:font-weight-asian="normal" style:font-weight-complex="normal"/>
    </style:style>
    <style:style style:name="P19" style:family="paragraph" style:parent-style-name="Standard" style:list-style-name="L7">
      <style:text-properties fo:font-variant="normal" fo:text-transform="none" fo:color="#000000" style:font-name="Liberation Serif" fo:font-size="12pt" fo:letter-spacing="normal" fo:font-style="normal" fo:font-weight="normal" officeooo:rsid="00055c88" officeooo:paragraph-rsid="00055c88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46c31" officeooo:paragraph-rsid="00046c31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552e3" officeooo:paragraph-rsid="000552e3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55c88" officeooo:paragraph-rsid="00055c88" style:font-weight-asian="bold" style:font-weight-complex="bold"/>
    </style:style>
    <style:style style:name="P23" style:family="paragraph" style:parent-style-name="Standard" style:list-style-name="L6">
      <style:text-properties fo:font-variant="normal" fo:text-transform="none" fo:color="#000000" style:font-name="Liberation Serif" fo:font-size="12pt" fo:letter-spacing="normal" fo:font-style="normal" fo:font-weight="bold" officeooo:rsid="00055c88" officeooo:paragraph-rsid="00055c88" style:font-weight-asian="bold" style:font-weight-complex="bold"/>
    </style:style>
    <style:style style:name="P24" style:family="paragraph" style:parent-style-name="Standard">
      <style:text-properties style:font-name="Liberation Serif" fo:font-size="10pt" officeooo:paragraph-rsid="000552e3" style:font-size-asian="10pt" style:font-size-complex="10pt"/>
    </style:style>
    <style:style style:name="P25" style:family="paragraph" style:parent-style-name="Standard" style:list-style-name="L4">
      <style:text-properties officeooo:paragraph-rsid="000552e3"/>
    </style:style>
    <style:style style:name="P26" style:family="paragraph" style:parent-style-name="Standard" style:list-style-name="L7">
      <style:text-properties officeooo:paragraph-rsid="00055c88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officeooo:paragraph-rsid="000ebeed"/>
    </style:style>
    <style:style style:name="P29" style:family="paragraph" style:parent-style-name="Standard">
      <style:text-properties officeooo:rsid="0015987a" officeooo:paragraph-rsid="0015987a"/>
    </style:style>
    <style:style style:name="P30" style:family="paragraph" style:parent-style-name="Preformatted_20_Text">
      <style:text-properties officeooo:rsid="0015987a" officeooo:paragraph-rsid="0015987a"/>
    </style:style>
    <style:style style:name="T1" style:family="text">
      <style:text-properties officeooo:rsid="00015ac1"/>
    </style:style>
    <style:style style:name="T2" style:family="text">
      <style:text-properties fo:font-variant="normal" fo:text-transform="none" fo:color="#545454" style:font-name="arial" fo:font-size="10.5pt" fo:letter-spacing="normal" fo:font-style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46c31" style:font-weight-asian="normal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552e3" style:font-weight-asian="normal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55c88" style:font-weight-asian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70586" style:font-weight-asian="normal" style:font-weight-complex="normal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fo:color="#000000" style:font-name="Liberation Serif"/>
    </style:style>
    <style:style style:name="T12" style:family="text">
      <style:text-properties fo:color="#000000" style:font-name="Liberation Serif" fo:font-weight="bold" style:font-weight-asian="bold" style:font-weight-complex="bold"/>
    </style:style>
    <style:style style:name="T13" style:family="text">
      <style:text-properties officeooo:rsid="0002be17" style:font-weight-asian="normal" style:font-weight-complex="normal"/>
    </style:style>
    <style:style style:name="T14" style:family="text">
      <style:text-properties fo:font-weight="bold" officeooo:rsid="000ebeed" style:font-weight-asian="bold" style:font-weight-complex="bold"/>
    </style:style>
    <style:style style:name="T15" style:family="text">
      <style:text-properties fo:color="#c0c0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Android graphics</text:span></text:p>
      <text:p text:style-name="P1"/>
      <text:p text:style-name="P28"><text:span text:style-name="T14">reference :</text:span><text:a xlink:type="simple" xlink:href="https://learnopengl.com/Getting-started/Hello-Triangle" text:style-name="Internet_20_link" text:visited-style-name="Visited_20_Internet_20_Link">https://learnopengl.com/Getting-started/Hello-Triangle</text:a></text:p>
      <text:p text:style-name="P29">compilation and runtime lib need to add:</text:p>
      <text:p text:style-name="P30"><text:span text:style-name="T15"><text:s/></text:span>-lglfw3<text:span text:style-name="T15"> </text:span>-lGL<text:span text:style-name="T15"> </text:span>-lX11<text:span text:style-name="T15"> </text:span>-lpthread<text:span text:style-name="T15"> </text:span>-lXrandr<text:span text:style-name="T15"> </text:span>-lXi<text:span text:style-name="T15"> </text:span>-ldl</text:p>
      <text:p text:style-name="P29">as well as gald.c file also need to add with your project during comilation.</text:p>
      <text:p text:style-name="P1"/>
      <text:p text:style-name="P3">what is SKIA?</text:p>
      <text:p text:style-name="P3">A: Skia is a open sourec 2d graphics library which provides commom APIs that work across a variety of hardware and software platforms.</text:p>
      <text:p text:style-name="P3"><text:span text:style-name="T4">It serves as the graphics engine for Google Chrome and Chrome OS,</text:span><text:span text:style-name="Emphasis"><text:span text:style-name="T5">Android</text:span></text:span><text:span text:style-name="T4">, Mozilla Firefox and Firefox OS, and many other products</text:span><text:span text:style-name="T2">.</text:span> </text:p>
      <text:p text:style-name="P3"/>
      <text:p text:style-name="P2">SurfaceFlinger :</text:p>
      <text:list xml:id="list2990179765970739808" text:style-name="L1">
        <text:list-item>
          <text:p text:style-name="P9"><text:span text:style-name="T13">It collects all </text:span><text:span text:style-name="T3">the currently visible surfaces and composites them onto the display using information provided by the Window Manager.</text:span></text:p>
        </text:list-item>
        <text:list-item>
          <text:p text:style-name="P11">SurfaceFlinger is the only service that can modify the content of the display.</text:p>
        </text:list-item>
        <text:list-item>
          <text:p text:style-name="P10"><text:span text:style-name="T11">SurfaceFlinger uses</text:span><text:span text:style-name="T12"> OpenGL </text:span><text:span text:style-name="T11">and the </text:span><text:span text:style-name="T12">Hardware Composer</text:span><text:span text:style-name="T11"> to compose a group of surfaces.</text:span></text:p>
        </text:list-item>
      </text:list>
      <text:p text:style-name="P12"/>
      <text:p text:style-name="P20">Hardware composer (HWComposer):</text:p>
      <text:list xml:id="list5457006377914288428" text:style-name="L2">
        <text:list-item>
          <text:p text:style-name="P13">It is a HAL library.</text:p>
        </text:list-item>
        <text:list-item>
          <text:p text:style-name="P13">It is the central point for all Android graphics rendering.</text:p>
        </text:list-item>
        <text:list-item>
          <text:p text:style-name="P13">HWC does several deifferent things</text:p>
          <text:list>
            <text:list-item>
              <text:p text:style-name="P13">sync framework (vsync callback)</text:p>
            </text:list-item>
            <text:list-item>
              <text:p text:style-name="P13">modesetting, display hotplug (e.g. hdmi)</text:p>
            </text:list-item>
            <text:list-item>
              <text:p text:style-name="P13">compositing layers together using features of the display controller.</text:p>
            </text:list-item>
            <text:list-item>
              <text:p text:style-name="P13">displaying frames on the screen.</text:p>
            </text:list-item>
          </text:list>
        </text:list-item>
      </text:list>
      <text:p text:style-name="P4"><text:s text:c="6"/>• HWComposer defines three display types.</text:p>
      <text:p text:style-name="P8"><text:span text:style-name="T6"><text:tab/> </text:span><text:span text:style-name="T10">HWC_DISPLAY_PRIMARY e.g. built-in LCD screen</text:span></text:p>
      <text:p text:style-name="P24"><text:tab/> HWC_DISPLAY_EXTERNAL e.g. HDMI, WiDi </text:p>
      <text:p text:style-name="P24"><text:tab/> HWC_DISPLAY_VIRTUAL not a real display</text:p>
      <text:p text:style-name="P6"/>
      <text:p text:style-name="P6">Gralloc:</text:p>
      <text:list xml:id="list5141474626991386351" text:style-name="L3">
        <text:list-item>
          <text:p text:style-name="P15">The graphics memory allocator (Gralloc) is needed to allocate memory requested by image producers.</text:p>
        </text:list-item>
        <text:list-item>
          <text:p text:style-name="P15">It does two things;</text:p>
          <text:list>
            <text:list-item>
              <text:p text:style-name="P15">gralloc alloc: allocates graphic buffers</text:p>
            </text:list-item>
            <text:list-item>
              <text:p text:style-name="P15">gralloc framebuffer: interface to Linux framebuffer device, e.g. /dev/graphics/fb0</text:p>
            </text:list-item>
          </text:list>
        </text:list-item>
      </text:list>
      <text:p text:style-name="P6"/>
      <text:p text:style-name="P6">OPENGL:</text:p>
      <text:list xml:id="list1869946471453655078" text:style-name="L4">
        <text:list-item>
          <text:p text:style-name="P16">OpenGL libraries form the interface to the GPU.</text:p>
        </text:list-item>
        <text:list-item>
          <text:p text:style-name="P16">It responsible for;</text:p>
          <text:list>
            <text:list-item>
              <text:p text:style-name="P16">creating display lists</text:p>
            </text:list-item>
            <text:list-item>
              <text:p text:style-name="P16">scheduling work for the GPU</text:p>
            </text:list-item>
            <text:list-item>
              <text:p text:style-name="P25"><text:span text:style-name="T7">managing buffer synchronisation (</text:span><text:span text:style-name="T3">typically using fences</text:span><text:span text:style-name="T7">)</text:span></text:p>
            </text:list-item>
          </text:list>
        </text:list-item>
      </text:list>
      <text:p text:style-name="P6">FENCE:</text:p>
      <text:list xml:id="list4869120287733341870" text:style-name="L5">
        <text:list-item>
          <text:p text:style-name="P17">A collection of one or more sync points, possibly from different timelines.</text:p>
        </text:list-item>
      </text:list>
      <text:p text:style-name="P7">Buffer Synchronisation :</text:p>
      <text:list xml:id="list387608323402047745" text:style-name="L6">
        <text:list-item>
          <text:p text:style-name="P14">There are many producers and consumers of graphics buffers </text:p>
        </text:list-item>
        <text:list-item>
          <text:p text:style-name="P14"><text:s/>Pre JB sync was implicit: buffer not released until operation complete </text:p>
        </text:list-item>
        <text:list-item>
          <text:p text:style-name="P14"><text:soft-page-break/><text:s/>Did not encourage parallel processing</text:p>
        </text:list-item>
        <text:list-item>
          <text:p text:style-name="P14"><text:s text:c="2"/>JB introduced explicit sync: each buffer has a sync object called a fence </text:p>
        </text:list-item>
        <text:list-item>
          <text:p text:style-name="P14"><text:s/>Means a buffer can be passed to the next user before operations complete </text:p>
        </text:list-item>
        <text:list-item>
          <text:p text:style-name="P14"><text:s/>The next user waits on the fence before accessing the buffer contents.</text:p>
          <text:p text:style-name="P23">NP:</text:p>
          <text:p text:style-name="P18">JB means jelly-bean.</text:p>
        </text:list-item>
      </text:list>
      <text:p text:style-name="P5"/>
      <text:p text:style-name="P7">BufferQueue :</text:p>
      <text:list xml:id="list6945529182938836665" text:style-name="L7">
        <text:list-item>
          <text:p text:style-name="P19">Mechanism for passing GraphicBuffers to SurfaceFlinger.</text:p>
        </text:list-item>
        <text:list-item>
          <text:p text:style-name="P19">Provides two Binder interfaces</text:p>
          <text:list>
            <text:list-item>
              <text:p text:style-name="P26"><text:span text:style-name="T9">I</text:span><text:span text:style-name="T8">GraphicBufferProducer for the client (Activity)</text:span></text:p>
            </text:list-item>
            <text:list-item>
              <text:p text:style-name="P19">IGraphicBufferConsumer for the consumer (SurfaceFlinger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47:32.967243325</meta:creation-date>
    <dc:date>2019-09-18T17:10:11.048381096</dc:date>
    <meta:editing-duration>PT1H16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389" meta:character-count="2503" meta:non-whitespace-character-count="2169"/>
  </office:meta>
</office:document-meta>
</file>